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18dbd" officeooo:paragraph-rsid="00018db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none" fo:font-weight="normal" officeooo:rsid="00018dbd" officeooo:paragraph-rsid="00018dbd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VM Caching </text:p>
      <text:p text:style-name="P1"/>
      <text:p text:style-name="P2"># fdisk /dev/nvme0n1</text:p>
      <text:p text:style-name="P2"/>
      <text:p text:style-name="P2">n</text:p>
      <text:p text:style-name="P2"/>
      <text:p text:style-name="P2">p</text:p>
      <text:p text:style-name="P2"/>
      <text:p text:style-name="P2">1</text:p>
      <text:p text:style-name="P2"/>
      <text:p text:style-name="P2">enter</text:p>
      <text:p text:style-name="P2"/>
      <text:p text:style-name="P2">enter</text:p>
      <text:p text:style-name="P2"/>
      <text:p text:style-name="P2">t</text:p>
      <text:p text:style-name="P2"/>
      <text:p text:style-name="P2">8e</text:p>
      <text:p text:style-name="P2"/>
      <text:p text:style-name="P2">w</text:p>
      <text:p text:style-name="P2"/>
      <text:p text:style-name="P2"># pvcreate /dev/nvme0n1p1</text:p>
      <text:p text:style-name="P2"/>
      <text:p text:style-name="P2"># lvcreate -n volume -L 200GB storage /dev/nvme0n1p1</text:p>
      <text:p text:style-name="P2"/>
      <text:p text:style-name="P2"># lvcreate -n metadata -L 1GB storage /dev/nvme0n1p1</text:p>
      <text:p text:style-name="P2"/>
      <text:p text:style-name="P2"># lvcreate -n cache -L 199GB storage /dev/nvme0n1p1</text:p>
      <text:p text:style-name="P2"/>
      <text:p text:style-name="P2"># lvconvert --type cache-pool --poolmetadata storage/metadata storage/cache</text:p>
      <text:p text:style-name="P2"/>
      <text:p text:style-name="P2"># lvconvert --type cache --cachepool storage/cache storage/volume</text:p>
      <text:p text:style-name="P2"/>
      <text:p text:style-name="P2"># lv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3:57:12.463699113</meta:creation-date>
    <dc:date>2016-12-29T14:07:05.262997933</dc:date>
    <meta:editing-duration>PT9M53S</meta:editing-duration>
    <meta:editing-cycles>1</meta:editing-cycles>
    <meta:document-statistic meta:table-count="0" meta:image-count="0" meta:object-count="0" meta:page-count="1" meta:paragraph-count="17" meta:word-count="60" meta:character-count="374" meta:non-whitespace-character-count="334"/>
    <meta:generator>LibreOffice/5.0.6.2$Linux_X86_64 LibreOffice_project/00$Build-2</meta:generator>
  </office:meta>
</office:document-meta>
</file>